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awda" draw:style-name="gr1" draw:text-style-name="P1" svg:width="7.7291in" svg:height="6.9118in" svg:x="3.5555in" svg:y="4.6331in">
            <draw:object draw:notify-on-update-of-ranges="Sheet1.A24:Sheet1.A55 Sheet1.B24:Sheet1.B55" xlink:href="./Object 1" xlink:type="simple" xlink:show="embed" xlink:actuate="onLoad"/>
            <draw:image xlink:href="./ObjectReplacements/Object 1" xlink:type="simple" xlink:show="embed" xlink:actuate="onLoad"/>
            <svg:title>adawd</svg:title>
          </draw:frame>
          <draw:frame draw:z-index="1" draw:style-name="gr1" draw:text-style-name="P1" svg:width="7.7504in" svg:height="5.9606in" svg:x="3.5445in" svg:y="11.7646in">
            <draw:object draw:notify-on-update-of-ranges="Sheet1.A69:Sheet1.A100 Sheet1.B69:Sheet1.B10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 table:number-rows-repeated="23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703232" calcext:value-type="float">
            <text:p>3.7032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472629" calcext:value-type="float">
            <text:p>2.4726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509643" calcext:value-type="float">
            <text:p>1.5096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096334" calcext:value-type="float">
            <text:p>1.0963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65061" calcext:value-type="float">
            <text:p>0.86506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12886" calcext:value-type="float">
            <text:p>0.71288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12304" calcext:value-type="float">
            <text:p>0.6123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26583" calcext:value-type="float">
            <text:p>0.52658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62061" calcext:value-type="float">
            <text:p>0.46206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418229" calcext:value-type="float">
            <text:p>0.41822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378578" calcext:value-type="float">
            <text:p>0.37857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342887" calcext:value-type="float">
            <text:p>0.34288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313294" calcext:value-type="float">
            <text:p>0.31329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89824" calcext:value-type="float">
            <text:p>0.28982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268593" calcext:value-type="float">
            <text:p>0.26859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248827" calcext:value-type="float">
            <text:p>0.24882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391283" calcext:value-type="float">
            <text:p>0.39128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411495" calcext:value-type="float">
            <text:p>0.41149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388589" calcext:value-type="float">
            <text:p>0.38858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371048" calcext:value-type="float">
            <text:p>0.37104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345431" calcext:value-type="float">
            <text:p>0.34543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337263" calcext:value-type="float">
            <text:p>0.33726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313599" calcext:value-type="float">
            <text:p>0.31359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313599" calcext:value-type="float">
            <text:p>0.31359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02643" calcext:value-type="float">
            <text:p>0.30264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294884" calcext:value-type="float">
            <text:p>0.29488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278512" calcext:value-type="float">
            <text:p>0.27851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259556" calcext:value-type="float">
            <text:p>0.25955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257891" calcext:value-type="float">
            <text:p>0.25789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249771" calcext:value-type="float">
            <text:p>0.24977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239231" calcext:value-type="float">
            <text:p>0.23923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240458" calcext:value-type="float">
            <text:p>0.240458</text:p>
          </table:table-cell>
        </table:table-row>
        <table:table-row table:style-name="ro1" table:number-rows-repeated="13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756" calcext:value-type="float">
            <text:p>0.007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4183" calcext:value-type="float">
            <text:p>0.0041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3914" calcext:value-type="float">
            <text:p>0.0039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4917" calcext:value-type="float">
            <text:p>0.0049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5206" calcext:value-type="float">
            <text:p>0.0052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7608" calcext:value-type="float">
            <text:p>0.0076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8624" calcext:value-type="float">
            <text:p>0.0086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1174" calcext:value-type="float">
            <text:p>0.0117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15689" calcext:value-type="float">
            <text:p>0.01568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14182" calcext:value-type="float">
            <text:p>0.01418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13058" calcext:value-type="float">
            <text:p>0.01305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10274" calcext:value-type="float">
            <text:p>0.01027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8281" calcext:value-type="float">
            <text:p>0.00828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8119" calcext:value-type="float">
            <text:p>0.00811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08913" calcext:value-type="float">
            <text:p>0.00891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1163" calcext:value-type="float">
            <text:p>0.0116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9198" calcext:value-type="float">
            <text:p>0.00919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13904" calcext:value-type="float">
            <text:p>0.01390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13285" calcext:value-type="float">
            <text:p>0.01328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23564" calcext:value-type="float">
            <text:p>0.02356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173" calcext:value-type="float">
            <text:p>0.017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25655" calcext:value-type="float">
            <text:p>0.02565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21567" calcext:value-type="float">
            <text:p>0.02156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24699" calcext:value-type="float">
            <text:p>0.02469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29517" calcext:value-type="float">
            <text:p>0.02951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57186" calcext:value-type="float">
            <text:p>0.05718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33421" calcext:value-type="float">
            <text:p>0.03342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47085" calcext:value-type="float">
            <text:p>0.04708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53013" calcext:value-type="float">
            <text:p>0.05301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60118" calcext:value-type="float">
            <text:p>0.06011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34023" calcext:value-type="float">
            <text:p>0.03402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6502" calcext:value-type="float">
            <text:p>0.065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2T12:20:01.303769353</meta:creation-date>
    <dc:date>2016-05-12T15:21:56.843497458</dc:date>
    <meta:editing-duration>PT2H16M25S</meta:editing-duration>
    <meta:editing-cycles>1</meta:editing-cycles>
    <meta:document-statistic meta:table-count="1" meta:cell-count="128" meta:object-count="2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4pt" style:font-size-asian="9pt" style:font-size-complex="9pt"/>
    </style:style>
    <style:style style:name="ch6" style:family="chart">
      <style:chart-properties style:rotation-angle="9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633cm" svg:height="17.557cm" xlink:href=".." xlink:type="simple" chart:class="chart:line" chart:style-name="ch1">
        <chart:title svg:x="8.589cm" svg:y="0.487cm" chart:style-name="ch2">
          <text:p>Blur filter</text:p>
        </chart:title>
        <chart:plot-area chart:style-name="ch3" table:cell-range-address="Sheet1.A24:Sheet1.B55" chart:data-source-has-labels="column" svg:x="1.748cm" svg:y="1.837cm" svg:width="17.493cm" svg:height="14.043cm">
          <chartooo:coordinate-region svg:x="2.475cm" svg:y="2.036cm" svg:width="16.579cm" svg:height="13.197cm"/>
          <chart:axis chart:dimension="x" chart:name="primary-x" chart:style-name="ch4" chartooo:axis-type="auto">
            <chartooo:date-scale/>
            <chart:title svg:x="9.717cm" svg:y="16.232cm" chart:style-name="ch5">
              <text:p>Cores</text:p>
            </chart:title>
            <chart:categories table:cell-range-address="Sheet1.A24:Sheet1.A55"/>
          </chart:axis>
          <chart:axis chart:dimension="y" chart:name="primary-y" chart:style-name="ch4">
            <chart:title svg:x="0.348cm" svg:y="9.802cm" chart:style-name="ch6">
              <text:p>Time (S)</text:p>
            </chart:title>
            <chart:grid chart:style-name="ch7" chart:class="major"/>
          </chart:axis>
          <chart:series chart:style-name="ch8" chart:values-cell-range-address="Sheet1.B24:Sheet1.B55" chart:class="chart:line">
            <chart:data-point chart:repeated="3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24:Sheet1.A55</svg:desc>
                </draw:g>
              </table:table-cell>
              <table:table-cell office:value-type="float" office:value="3.703232">
                <text:p>3.703232</text:p>
                <draw:g>
                  <svg:desc>Sheet1.B24:Sheet1.B55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.472629">
                <text:p>2.47262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.509643">
                <text:p>1.50964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.096334">
                <text:p>1.09633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865061">
                <text:p>0.86506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712886">
                <text:p>0.712886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612304">
                <text:p>0.61230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526583">
                <text:p>0.526583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462061">
                <text:p>0.462061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418229">
                <text:p>0.418229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378578">
                <text:p>0.378578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342887">
                <text:p>0.342887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313294">
                <text:p>0.313294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.289824">
                <text:p>0.289824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0.268593">
                <text:p>0.268593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0.248827">
                <text:p>0.248827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0.391283">
                <text:p>0.391283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.411495">
                <text:p>0.411495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0.388589">
                <text:p>0.388589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0.371048">
                <text:p>0.371048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0.345431">
                <text:p>0.345431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0.337263">
                <text:p>0.337263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.313599">
                <text:p>0.313599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0.313599">
                <text:p>0.313599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0.302643">
                <text:p>0.302643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0.294884">
                <text:p>0.294884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0.278512">
                <text:p>0.278512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0.259556">
                <text:p>0.259556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0.257891">
                <text:p>0.257891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0.249771">
                <text:p>0.249771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0.239231">
                <text:p>0.239231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0.240458">
                <text:p>0.2404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4pt" style:font-size-asian="9pt" style:font-size-complex="9pt"/>
    </style:style>
    <style:style style:name="ch6" style:family="chart">
      <style:chart-properties style:rotation-angle="9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687cm" svg:height="15.141cm" xlink:href=".." xlink:type="simple" chart:class="chart:line" chart:style-name="ch1">
        <chart:title svg:x="7.849cm" svg:y="0.438cm" chart:style-name="ch2">
          <text:p>Threshold filter</text:p>
        </chart:title>
        <chart:plot-area chart:style-name="ch3" table:cell-range-address="Sheet1.A69:Sheet1.B100" chart:data-source-has-labels="column" svg:x="1.749cm" svg:y="1.739cm" svg:width="17.545cm" svg:height="11.774cm">
          <chartooo:coordinate-region svg:x="2.661cm" svg:y="1.938cm" svg:width="16.446cm" svg:height="10.928cm"/>
          <chart:axis chart:dimension="x" chart:name="primary-x" chart:style-name="ch4" chartooo:axis-type="auto">
            <chartooo:date-scale/>
            <chart:title svg:x="9.744cm" svg:y="13.816cm" chart:style-name="ch5">
              <text:p>Cores</text:p>
            </chart:title>
            <chart:categories table:cell-range-address="Sheet1.A69:Sheet1.A100"/>
          </chart:axis>
          <chart:axis chart:dimension="y" chart:name="primary-y" chart:style-name="ch4">
            <chart:title svg:x="0.167cm" svg:y="8.74cm" chart:style-name="ch6">
              <text:p>Time (S)</text:p>
            </chart:title>
            <chart:grid chart:style-name="ch7" chart:class="major"/>
          </chart:axis>
          <chart:series chart:style-name="ch8" chart:values-cell-range-address="Sheet1.B69:Sheet1.B100" chart:class="chart:line">
            <chart:data-point chart:repeated="3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69:Sheet1.A100</svg:desc>
                </draw:g>
              </table:table-cell>
              <table:table-cell office:value-type="float" office:value="0.00756">
                <text:p>0.00756</text:p>
                <draw:g>
                  <svg:desc>Sheet1.B69:Sheet1.B100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04183">
                <text:p>0.00418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03914">
                <text:p>0.00391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04917">
                <text:p>0.004917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05206">
                <text:p>0.00520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07608">
                <text:p>0.00760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08624">
                <text:p>0.00862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1174">
                <text:p>0.0117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15689">
                <text:p>0.015689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014182">
                <text:p>0.014182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013058">
                <text:p>0.013058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010274">
                <text:p>0.010274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008281">
                <text:p>0.008281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.008119">
                <text:p>0.008119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0.008913">
                <text:p>0.008913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0.01163">
                <text:p>0.01163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0.009198">
                <text:p>0.009198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.013904">
                <text:p>0.013904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0.013285">
                <text:p>0.013285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0.023564">
                <text:p>0.023564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0.0173">
                <text:p>0.0173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0.025655">
                <text:p>0.025655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.021567">
                <text:p>0.021567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0.024699">
                <text:p>0.024699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0.029517">
                <text:p>0.029517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0.057186">
                <text:p>0.057186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0.033421">
                <text:p>0.033421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0.047085">
                <text:p>0.047085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0.053013">
                <text:p>0.053013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0.060118">
                <text:p>0.060118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0.034023">
                <text:p>0.034023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0.06502">
                <text:p>0.0650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